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fo:color="#00B050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color="#00B050"/>
    </style:style>
    <style:style style:name="P57" style:parent-style-name="Standard" style:family="paragraph">
      <style:text-properties fo:color="#00B050"/>
    </style:style>
    <style:style style:name="T58" style:parent-style-name="Fuentedepárrafopredeter." style:family="text">
      <style:text-properties fo:color="#00B050"/>
    </style:style>
    <style:style style:name="T59" style:parent-style-name="Fuentedepárrafopredeter." style:family="text">
      <style:text-properties fo:font-weight="bold" style:font-weight-asian="bold" style:font-weight-complex="bold" fo:color="#00B050"/>
    </style:style>
    <style:style style:name="P60" style:parent-style-name="Standard" style:family="paragraph">
      <style:text-properties fo:color="#00B050"/>
    </style:style>
    <style:style style:name="P61" style:parent-style-name="Standard" style:family="paragraph">
      <style:text-properties fo:color="#00B050"/>
    </style:style>
    <style:style style:name="P62" style:parent-style-name="Standard" style:list-style-name="LFO1" style:family="paragraph">
      <style:text-properties fo:color="#00B050"/>
    </style:style>
    <style:style style:name="P63" style:parent-style-name="Standard" style:list-style-name="LFO1" style:family="paragraph">
      <style:text-properties fo:color="#00B050"/>
    </style:style>
    <style:style style:name="P64" style:parent-style-name="Standard" style:list-style-name="LFO1" style:family="paragraph">
      <style:text-properties fo:color="#00B050"/>
    </style:style>
    <style:style style:name="P65" style:parent-style-name="Standard" style:list-style-name="LFO1" style:family="paragraph">
      <style:text-properties fo:color="#00B050"/>
    </style:style>
    <style:style style:name="P66" style:parent-style-name="Standard" style:list-style-name="LFO1" style:family="paragraph">
      <style:text-properties fo:color="#00B050"/>
    </style:style>
    <style:style style:name="P67" style:parent-style-name="Standard" style:list-style-name="LFO1" style:family="paragraph">
      <style:text-properties fo:color="#00B050"/>
    </style:style>
    <style:style style:name="P68" style:parent-style-name="Standard" style:list-style-name="LFO1" style:family="paragraph">
      <style:text-properties fo:color="#00B050"/>
    </style:style>
    <style:style style:name="P69" style:parent-style-name="Standard" style:list-style-name="LFO1" style:family="paragraph">
      <style:text-properties fo:color="#00B050"/>
    </style:style>
    <style:style style:name="P70" style:parent-style-name="Standard" style:list-style-name="LFO1" style:family="paragraph">
      <style:text-properties fo:color="#00B050"/>
    </style:style>
    <style:style style:name="P71" style:parent-style-name="Standard" style:list-style-name="LFO1" style:family="paragraph">
      <style:text-properties fo:color="#00B050"/>
    </style:style>
    <style:style style:name="P72" style:parent-style-name="Standard" style:list-style-name="LFO1" style:family="paragraph">
      <style:text-properties fo:color="#00B050"/>
    </style:style>
    <style:style style:name="P73" style:parent-style-name="Standard" style:list-style-name="LFO2" style:family="paragraph">
      <style:text-properties fo:color="#00B050"/>
    </style:style>
    <style:style style:name="P74" style:parent-style-name="Standard" style:list-style-name="LFO2" style:family="paragraph"/>
    <style:style style:name="T75" style:parent-style-name="Fuentedepárrafopredeter." style:family="text">
      <style:text-properties fo:color="#00B050"/>
    </style:style>
    <style:style style:name="T76" style:parent-style-name="Fuentedepárrafopredeter." style:family="text">
      <style:text-properties fo:color="#00B050"/>
    </style:style>
    <style:style style:name="T77" style:parent-style-name="Fuentedepárrafopredeter." style:family="text">
      <style:text-properties fo:color="#00B050"/>
    </style:style>
    <style:style style:name="T78" style:parent-style-name="Fuentedepárrafopredeter." style:family="text">
      <style:text-properties fo:color="#00B050"/>
    </style:style>
    <style:style style:name="T79" style:parent-style-name="Fuentedepárrafopredeter." style:family="text">
      <style:text-properties fo:font-weight="bold" style:font-weight-asian="bold" style:font-weight-complex="bold" fo:color="#00B050"/>
    </style:style>
    <style:style style:name="P80" style:parent-style-name="Standard" style:family="paragraph">
      <style:text-properties fo:color="#00B050"/>
    </style:style>
    <style:style style:name="P81" style:parent-style-name="Standard" style:list-style-name="LFO1" style:family="paragraph">
      <style:text-properties fo:color="#00B050"/>
    </style:style>
    <style:style style:name="P82" style:parent-style-name="Standard" style:list-style-name="LFO1" style:family="paragraph">
      <style:text-properties fo:color="#00B050"/>
    </style:style>
    <style:style style:name="P83" style:parent-style-name="Standard" style:list-style-name="LFO1" style:family="paragraph">
      <style:text-properties fo:color="#00B050"/>
    </style:style>
    <style:style style:name="P84" style:parent-style-name="Standard" style:list-style-name="LFO1" style:family="paragraph">
      <style:text-properties fo:color="#00B050"/>
    </style:style>
    <style:style style:name="P85" style:parent-style-name="Standard" style:list-style-name="LFO1" style:family="paragraph">
      <style:text-properties fo:color="#00B050"/>
    </style:style>
    <style:style style:name="P86" style:parent-style-name="Standard" style:list-style-name="LFO1" style:family="paragraph">
      <style:text-properties fo:color="#00B050"/>
    </style:style>
    <style:style style:name="P87" style:parent-style-name="Standard" style:list-style-name="LFO1" style:family="paragraph">
      <style:text-properties fo:color="#00B050"/>
    </style:style>
    <style:style style:name="P88" style:parent-style-name="Standard" style:list-style-name="LFO1" style:family="paragraph">
      <style:text-properties fo:color="#00B050"/>
    </style:style>
    <style:style style:name="P89" style:parent-style-name="Standard" style:list-style-name="LFO1" style:family="paragraph">
      <style:text-properties fo:color="#00B050"/>
    </style:style>
    <style:style style:name="P90" style:parent-style-name="Standard" style:family="paragraph">
      <style:paragraph-properties fo:break-before="page"/>
    </style:style>
    <style:style style:name="P91" style:parent-style-name="Standard" style:list-style-name="LFO3" style:family="paragraph">
      <style:text-properties fo:color="#00B050"/>
    </style:style>
    <style:style style:name="P92" style:parent-style-name="Standard" style:list-style-name="LFO3" style:family="paragraph">
      <style:text-properties fo:color="#00B050"/>
    </style:style>
    <style:style style:name="P93" style:parent-style-name="Standard" style:list-style-name="LFO3" style:family="paragraph">
      <style:text-properties fo:color="#00B050"/>
    </style:style>
    <style:style style:name="P94" style:parent-style-name="Standard" style:list-style-name="LFO3" style:family="paragraph">
      <style:text-properties fo:color="#00B050"/>
    </style:style>
    <style:style style:name="T95" style:parent-style-name="Fuentedepárrafopredeter." style:family="text">
      <style:text-properties fo:font-weight="bold" style:font-weight-asian="bold" style:font-weight-complex="bold" fo:color="#00B050"/>
    </style:style>
    <style:style style:name="P96" style:parent-style-name="Standard" style:family="paragraph">
      <style:text-properties fo:color="#00B050"/>
    </style:style>
    <style:style style:name="P97" style:parent-style-name="Standard" style:family="paragraph">
      <style:text-properties fo:color="#00B050"/>
    </style:style>
    <style:style style:name="P98" style:parent-style-name="Standard" style:family="paragraph">
      <style:text-properties fo:color="#00B050"/>
    </style:style>
    <style:style style:name="P99" style:parent-style-name="Standard" style:list-style-name="LFO1" style:family="paragraph"/>
    <style:style style:name="T100" style:parent-style-name="Fuentedepárrafopredeter." style:family="text">
      <style:text-properties fo:color="#00B050"/>
    </style:style>
    <style:style style:name="T101" style:parent-style-name="Fuentedepárrafopredeter." style:family="text">
      <style:text-properties fo:color="#00B050"/>
    </style:style>
    <style:style style:name="P102" style:parent-style-name="Standard" style:list-style-name="LFO1" style:family="paragraph">
      <style:text-properties fo:color="#00B050"/>
    </style:style>
    <style:style style:name="P103" style:parent-style-name="Standard" style:list-style-name="LFO1" style:family="paragraph">
      <style:text-properties fo:color="#00B050"/>
    </style:style>
    <style:style style:name="P104" style:parent-style-name="Standard" style:list-style-name="LFO1" style:family="paragraph">
      <style:paragraph-properties fo:margin-left="0.9847in">
        <style:tab-stops/>
      </style:paragraph-properties>
    </style:style>
    <style:style style:name="T105" style:parent-style-name="Fuentedepárrafopredeter." style:family="text">
      <style:text-properties fo:color="#00B050"/>
    </style:style>
    <style:style style:name="P106" style:parent-style-name="Standard" style:list-style-name="LFO1" style:family="paragraph">
      <style:paragraph-properties fo:margin-left="0.9847in">
        <style:tab-stops/>
      </style:paragraph-properties>
      <style:text-properties fo:color="#00B050"/>
    </style:style>
    <style:style style:name="P107" style:parent-style-name="Standard" style:list-style-name="LFO1" style:family="paragraph">
      <style:text-properties fo:color="#00B050"/>
    </style:style>
    <style:style style:name="T108" style:parent-style-name="Fuentedepárrafopredeter." style:family="text">
      <style:text-properties fo:color="#00B050"/>
    </style:style>
    <style:style style:name="T109" style:parent-style-name="Fuentedepárrafopredeter." style:family="text">
      <style:text-properties fo:font-weight="bold" style:font-weight-asian="bold" style:font-weight-complex="bold" fo:color="#00B050"/>
    </style:style>
    <style:style style:name="P110" style:parent-style-name="Standard" style:family="paragraph">
      <style:text-properties fo:color="#00B050"/>
    </style:style>
    <style:style style:name="P111" style:parent-style-name="Standard" style:family="paragraph">
      <style:text-properties fo:color="#00B050"/>
    </style:style>
    <style:style style:name="P112" style:parent-style-name="Standard" style:family="paragraph">
      <style:text-properties fo:color="#00B050"/>
    </style:style>
    <style:style style:name="P113" style:parent-style-name="Standard" style:list-style-name="LFO1" style:family="paragraph">
      <style:text-properties fo:color="#00B050"/>
    </style:style>
    <style:style style:name="P114" style:parent-style-name="Standard" style:list-style-name="LFO1" style:family="paragraph">
      <style:text-properties fo:color="#00B050"/>
    </style:style>
    <style:style style:name="P115" style:parent-style-name="Standard" style:list-style-name="LFO1" style:family="paragraph">
      <style:text-properties fo:color="#00B050"/>
    </style:style>
    <style:style style:name="P116" style:parent-style-name="Standard" style:list-style-name="LFO1" style:family="paragraph">
      <style:text-properties fo:color="#00B050"/>
    </style:style>
    <style:style style:name="P117" style:parent-style-name="Standard" style:list-style-name="LFO4" style:family="paragraph">
      <style:text-properties fo:color="#00B050"/>
    </style:style>
    <style:style style:name="P118" style:parent-style-name="Standard" style:list-style-name="LFO4" style:family="paragraph">
      <style:text-properties fo:color="#00B050"/>
    </style:style>
    <style:style style:name="P119" style:parent-style-name="Standard" style:list-style-name="LFO4" style:family="paragraph">
      <style:text-properties fo:color="#00B050"/>
    </style:style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P56"/>
      <text:p text:style-name="P57"/>
      <text:p text:style-name="Standard"><text:span text:style-name="T58"><text:tab/></text:span><text:span text:style-name="T59">Práctica 2.- Apertura de cuentas</text:span></text:p>
      <text:p text:style-name="P60"/>
      <text:p text:style-name="P61"><text:tab/>Se realizarán como mínimo las siguientes operaciones:</text:p>
      <text:p text:style-name="Standard"/>
      <text:list text:style-name="LFO1" text:continue-numbering="true">
        <text:list-item>
          <text:p text:style-name="P62">Introducción del nº de cuenta.</text:p>
        </text:list-item>
        <text:list-item>
          <text:p text:style-name="P63">Comprobar en el cliente que el 10º dígito corresponde al resto de dividir la suma de los otros 9 entre 9.</text:p>
        </text:list-item>
        <text:list-item>
          <text:p text:style-name="P64">Realizar la misma comprobación en el servidor.</text:p>
        </text:list-item>
        <text:list-item>
          <text:p text:style-name="P65">Comprobar que la cuenta no está dada de alta.</text:p>
        </text:list-item>
        <text:list-item>
          <text:p text:style-name="P66">Introducir el DNI del primer titular comprobando en el cliente que el formato es el adecuado.</text:p>
        </text:list-item>
        <text:list-item>
          <text:p text:style-name="P67">Comprobar en el servidor que el formato es el adecuado.</text:p>
        </text:list-item>
        <text:list-item>
          <text:p text:style-name="P68">Comprobar si el titular ya está dado de alta en la tabla de clientes.</text:p>
        </text:list-item>
        <text:list-item>
          <text:p text:style-name="P69">En el servidor al agregar generar pin aleatorio para las cuentas nuevas. (4 digitos)</text:p>
        </text:list-item>
        <text:list-item>
          <text:p text:style-name="P70">Si el titular no existe pedir todos sus datos. Si existe mostrar sus datos.</text:p>
        </text:list-item>
        <text:list-item>
          <text:p text:style-name="P71">Preguntar si se desea un 2º titular y proceder de forma similar al primero en caso afirmativo, teniendo en cuenta que el DNI del 2º titular debe ser distinto al del 1º.</text:p>
        </text:list-item>
        <text:list-item>
          <text:p text:style-name="P72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73">Grabar un registro en la tabla de cuentas.</text:p>
            </text:list-item>
            <text:list-item>
              <text:p text:style-name="P74"><text:span text:style-name="T75">Grabar el cliente o clientes en la tabla de clientes si no existián<text:s/></text:span><text:span text:style-name="T76">o incrementar su núm</text:span><text:span text:style-name="T77">ero de cuentas abiertas si ya existían.<text:s/></text:span></text:p>
            </text:list-item>
          </text:list>
        </text:list-item>
      </text:list>
      <text:p text:style-name="Standard"/>
      <text:p text:style-name="Standard"><text:span text:style-name="T78"><text:tab/></text:span><text:span text:style-name="T79">Práctica 3.- Ingresos y reintegros</text:span></text:p>
      <text:p text:style-name="Standard"/>
      <text:p text:style-name="P80"><text:tab/>Se realizarán como mínimo las siguientes operaciones:</text:p>
      <text:p text:style-name="Standard"/>
      <text:list text:style-name="LFO1" text:continue-numbering="true">
        <text:list-item>
          <text:p text:style-name="P81">Elección de la operación (Ingreso/Reintegro) mediante un elemento de tipo “radio button”.</text:p>
        </text:list-item>
        <text:list-item>
          <text:p text:style-name="P82">Introducción del nº de cuenta.</text:p>
        </text:list-item>
        <text:list-item>
          <text:p text:style-name="P83">Comprobar en el cliente que el 10º dígito corresponde al resto de dividir la suma de los otros 9 entre 9.</text:p>
        </text:list-item>
        <text:list-item>
          <text:p text:style-name="P84">Realizar la misma comprobación en el servidor.</text:p>
        </text:list-item>
        <text:list-item>
          <text:p text:style-name="P85">Comprobar que la cuenta está dada de alta.</text:p>
        </text:list-item>
        <text:list-item>
          <text:p text:style-name="P86">Introducir una descripción de la operación.</text:p>
        </text:list-item>
        <text:list-item>
          <text:p text:style-name="P87">Introducir el importe de la operación. Aquí podría realizarse la comprobación correspondiente en el caso de “Reintegro”.</text:p>
        </text:list-item>
        <text:list-item>
          <text:p text:style-name="P88">Pedir conformidad con la operación.</text:p>
        </text:list-item>
        <text:list-item>
          <text:p text:style-name="P89">Comprobar que en caso de “Reintegro” el saldo de la cuenta no es inferior al importe y realizar las siguientes operaciones con las tablas en caso oportuno:</text:p>
        </text:list-item>
      </text:list>
      <text:p text:style-name="P90"/>
      <text:list text:style-name="LFO3" text:continue-numbering="true">
        <text:list-item>
          <text:list>
            <text:list-item>
              <text:p text:style-name="P91">Modificar el saldo de la tabla de cuentas.</text:p>
            </text:list-item>
            <text:list-item>
              <text:p text:style-name="P92">Modificar el saldo del cliente o clientes en la tabla de clientes.</text:p>
            </text:list-item>
            <text:list-item>
              <text:p text:style-name="P93">Grabar un movimiento. La fecha y la hora deberán tomarse del sistema. El importe se grabará en negativo<text:s/>si la operación es un reintegro.</text:p>
            </text:list-item>
            <text:list-item>
              <text:p text:style-name="P94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95">Práctica 4.- Listado de movimientos</text:span></text:p>
      <text:p text:style-name="P96"/>
      <text:p text:style-name="P97"><text:tab/>Se realizarán como mínimo las siguientes operaciones:</text:p>
      <text:p text:style-name="P98"/>
      <text:list text:style-name="LFO1" text:continue-numbering="true">
        <text:list-item>
          <text:p text:style-name="P99"><text:span text:style-name="T100">Introducción del nº de cuenta, fecha del primer movimiento y fecha del<text:s/></text:span><text:span text:style-name="T101">último.</text:span></text:p>
        </text:list-item>
        <text:list-item>
          <text:p text:style-name="P102">Visualizar los movimientos que corresponda.</text:p>
        </text:list-item>
        <text:list-item>
          <text:p text:style-name="P103">Deben realizarse las siguientes comprobaciones:</text:p>
        </text:list-item>
        <text:list-item>
          <text:p text:style-name="P104"><text:span text:style-name="T105">Que el número de cuenta es correcto (en cliente y servidor).</text:span></text:p>
        </text:list-item>
        <text:list-item>
          <text:p text:style-name="P106">Que las fechas son correctas. La fecha del último movimiento no debe ser anterior a la del primero; si no es así se mostrará el error o se intercambiarán.</text:p>
        </text:list-item>
        <text:list-item>
          <text:p text:style-name="P107">Deben contemplarse los errores o excepciones de “Cuenta inexistente” y “Cuenta sin movimientos entre las fechas especificadas”.</text:p>
        </text:list-item>
      </text:list>
      <text:p text:style-name="Standard"/>
      <text:p text:style-name="Standard"/>
      <text:p text:style-name="Standard"><text:span text:style-name="T108"><text:tab/></text:span><text:span text:style-name="T109">Práctica 5.- Cierre de cuentas</text:span></text:p>
      <text:p text:style-name="P110"/>
      <text:p text:style-name="P111"><text:tab/>Se realizarán como mínimo las<text:s/>siguientes operaciones:</text:p>
      <text:p text:style-name="P112"/>
      <text:list text:style-name="LFO1" text:continue-numbering="true">
        <text:list-item>
          <text:p text:style-name="P113">Introducción del nº de cuenta y comprobar su existencia.</text:p>
        </text:list-item>
        <text:list-item>
          <text:p text:style-name="P114">Visualizar los datos relativos a la misma (incluida información de los titulares).</text:p>
        </text:list-item>
        <text:list-item>
          <text:p text:style-name="P115">Comprobar que el saldo de la cuenta sea cero.</text:p>
        </text:list-item>
        <text:list-item>
          <text:p text:style-name="P116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117">Eliminación del registro de la tabla de cuentas.</text:p>
            </text:list-item>
            <text:list-item>
              <text:p text:style-name="P118">Eliminar los titulares si es su única cuenta abierta o restar uno al número de cuentas abiertas en el caso de que el titular tenga más cuentas.</text:p>
            </text:list-item>
            <text:list-item>
              <text:p text:style-name="P119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</dc:creator>
    <meta:creation-date>2012-03-08T21:40:00Z</meta:creation-date>
    <dc:date>2018-03-08T12:34:00Z</dc:date>
    <meta:template xlink:href="Normal.dotm" xlink:type="simple"/>
    <meta:editing-cycles>56</meta:editing-cycles>
    <meta:editing-duration>PT200340S</meta:editing-duration>
    <meta:document-statistic meta:page-count="3" meta:paragraph-count="11" meta:word-count="909" meta:character-count="5902" meta:row-count="41" meta:non-whitespace-character-count="5004"/>
  </office:meta>
</office:document-meta>
</file>